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nQuanYi Micro Hei" svg:font-family="'WenQuanYi Micro Hei'" style:font-family-generic="system"/>
    <style:font-face style:name="文泉驛微米黑1" svg:font-family="文泉驛微米黑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  <style:font-face style:name="文泉驛等寬微米黑" svg:font-family="文泉驛等寬微米黑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fo:color="#000000" style:font-name="WenQuanYi Micro Hei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fo:color="#006699" style:font-name="新細明體"/>
    </style:style>
    <style:style style:name="P4" style:family="paragraph" style:parent-style-name="Text_20_body">
      <style:text-properties style:font-name="文泉驛微米黑" officeooo:paragraph-rsid="00180c7e" style:font-name-asian="文泉驛微米黑"/>
    </style:style>
    <style:style style:name="P5" style:family="paragraph" style:parent-style-name="Text_20_body">
      <style:text-properties fo:color="#ff0000" style:font-name="新細明體" fo:font-size="13pt" officeooo:paragraph-rsid="0037243d" style:font-name-asian="WenQuanYi Micro Hei" style:font-size-asian="13pt"/>
    </style:style>
    <style:style style:name="P6" style:family="paragraph" style:parent-style-name="Text_20_body">
      <style:text-properties fo:color="#ff0000" style:font-name="新細明體" fo:font-size="13pt" officeooo:paragraph-rsid="00378980" style:font-name-asian="WenQuanYi Micro Hei" style:font-size-asian="13pt"/>
    </style:style>
    <style:style style:name="P7" style:family="paragraph" style:parent-style-name="Text_20_body">
      <style:text-properties fo:color="#ff0000" style:font-name="新細明體" fo:font-size="13pt" officeooo:paragraph-rsid="0038e9e5" style:font-name-asian="WenQuanYi Micro Hei" style:font-size-asian="13pt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officeooo:paragraph-rsid="001abf0d"/>
    </style:style>
    <style:style style:name="P9" style:family="paragraph" style:parent-style-name="Text_20_body">
      <style:paragraph-properties fo:margin-top="0cm" fo:margin-bottom="0cm" loext:contextual-spacing="false" fo:line-height="100%"/>
      <style:text-properties officeooo:paragraph-rsid="001dbeb2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officeooo:paragraph-rsid="001f3f8b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officeooo:paragraph-rsid="0027569a"/>
    </style:style>
    <style:style style:name="P12" style:family="paragraph" style:parent-style-name="Text_20_body">
      <style:paragraph-properties fo:margin-top="0cm" fo:margin-bottom="0cm" loext:contextual-spacing="false" fo:line-height="100%"/>
      <style:text-properties officeooo:paragraph-rsid="0029327d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officeooo:paragraph-rsid="003a9d86"/>
    </style:style>
    <style:style style:name="P14" style:family="paragraph" style:parent-style-name="Text_20_body">
      <style:paragraph-properties fo:margin-top="0cm" fo:margin-bottom="0cm" loext:contextual-spacing="false" fo:line-height="100%"/>
      <style:text-properties officeooo:paragraph-rsid="003bf4f5"/>
    </style:style>
    <style:style style:name="P15" style:family="paragraph" style:parent-style-name="Text_20_body">
      <style:paragraph-properties fo:margin-top="0cm" fo:margin-bottom="0cm" loext:contextual-spacing="false" fo:line-height="100%"/>
      <style:text-properties fo:color="#006699" style:font-name="新細明體"/>
    </style:style>
    <style:style style:name="P16" style:family="paragraph" style:parent-style-name="Text_20_body">
      <style:paragraph-properties fo:margin-top="0cm" fo:margin-bottom="0cm" loext:contextual-spacing="false" fo:line-height="100%"/>
      <style:text-properties fo:color="#006699" style:font-name="文泉驛微米黑1" officeooo:paragraph-rsid="003a9d86" style:font-name-asian="文泉驛微米黑1"/>
    </style:style>
    <style:style style:name="P17" style:family="paragraph" style:parent-style-name="Text_20_body">
      <style:paragraph-properties fo:margin-top="0cm" fo:margin-bottom="0cm" loext:contextual-spacing="false" fo:line-height="100%"/>
      <style:text-properties fo:color="#006699" style:font-name="文泉驛微米黑1" officeooo:paragraph-rsid="003bf4f5" style:font-name-asian="文泉驛微米黑1"/>
    </style:style>
    <style:style style:name="P18" style:family="paragraph" style:parent-style-name="Text_20_body">
      <style:paragraph-properties fo:margin-top="0cm" fo:margin-bottom="0cm" loext:contextual-spacing="false" fo:line-height="100%"/>
      <style:text-properties fo:color="#006699" style:font-name="文泉驛微米黑1" officeooo:paragraph-rsid="003c9f76" style:font-name-asian="文泉驛微米黑1"/>
    </style:style>
    <style:style style:name="P19" style:family="paragraph" style:parent-style-name="Text_20_body">
      <style:paragraph-properties fo:margin-top="0cm" fo:margin-bottom="0cm" loext:contextual-spacing="false" fo:line-height="100%"/>
      <style:text-properties fo:color="#000000" style:font-name="文泉驛微米黑1" style:font-name-asian="文泉驛微米黑1"/>
    </style:style>
    <style:style style:name="P20" style:family="paragraph" style:parent-style-name="Text_20_body">
      <style:paragraph-properties fo:margin-top="0cm" fo:margin-bottom="0cm" loext:contextual-spacing="false" fo:line-height="100%"/>
      <style:text-properties fo:color="#000000" style:font-name="文泉驛微米黑1" officeooo:paragraph-rsid="003a9d86" style:font-name-asian="文泉驛微米黑1"/>
    </style:style>
    <style:style style:name="P21" style:family="paragraph" style:parent-style-name="Text_20_body">
      <style:paragraph-properties fo:margin-top="0cm" fo:margin-bottom="0cm" loext:contextual-spacing="false" fo:line-height="100%"/>
      <style:text-properties fo:color="#000000" style:font-name="文泉驛微米黑1" officeooo:paragraph-rsid="003bf4f5" style:font-name-asian="文泉驛微米黑1"/>
    </style:style>
    <style:style style:name="P22" style:family="paragraph" style:parent-style-name="Standard">
      <style:text-properties style:font-name="文泉驛等寬微米黑" fo:font-size="8pt" style:font-name-asian="文泉驛等寬微米黑" style:font-size-asian="8pt" style:font-size-complex="8pt"/>
    </style:style>
    <style:style style:name="P23" style:family="paragraph" style:parent-style-name="Standard">
      <style:text-properties style:font-name="文泉驛微米黑" officeooo:paragraph-rsid="00180c7e" style:font-name-asian="文泉驛微米黑"/>
    </style:style>
    <style:style style:name="P24" style:family="paragraph" style:parent-style-name="Standard">
      <style:text-properties style:font-name="文泉驛微米黑" officeooo:paragraph-rsid="001abf0d" style:font-name-asian="文泉驛微米黑"/>
    </style:style>
    <style:style style:name="P25" style:family="paragraph" style:parent-style-name="Standard">
      <style:text-properties style:font-name="文泉驛微米黑" officeooo:paragraph-rsid="001dbeb2" style:font-name-asian="文泉驛微米黑"/>
    </style:style>
    <style:style style:name="P26" style:family="paragraph" style:parent-style-name="Standard">
      <style:text-properties style:font-name="文泉驛微米黑" officeooo:paragraph-rsid="001f6031" style:font-name-asian="文泉驛微米黑"/>
    </style:style>
    <style:style style:name="P27" style:family="paragraph" style:parent-style-name="Standard">
      <style:text-properties style:font-name="文泉驛微米黑" officeooo:paragraph-rsid="0027569a" style:font-name-asian="文泉驛微米黑"/>
    </style:style>
    <style:style style:name="P28" style:family="paragraph" style:parent-style-name="Standard">
      <style:text-properties fo:color="#006699" style:font-name="新細明體" officeooo:paragraph-rsid="002ae281" style:font-name-asian="文泉驛微米黑"/>
    </style:style>
    <style:style style:name="P29" style:family="paragraph" style:parent-style-name="Standard">
      <style:text-properties fo:color="#006699" style:font-name="新細明體" officeooo:paragraph-rsid="002c6e79" style:font-name-asian="文泉驛微米黑"/>
    </style:style>
    <style:style style:name="P30" style:family="paragraph" style:parent-style-name="Standard">
      <style:text-properties fo:color="#006699" style:font-name="新細明體" officeooo:paragraph-rsid="00366367" style:font-name-asian="文泉驛微米黑"/>
    </style:style>
    <style:style style:name="P31" style:family="paragraph" style:parent-style-name="Standard">
      <style:text-properties fo:color="#006699" style:font-name="新細明體" officeooo:paragraph-rsid="00378980" style:font-name-asian="文泉驛微米黑"/>
    </style:style>
    <style:style style:name="P32" style:family="paragraph" style:parent-style-name="Standard">
      <style:text-properties fo:color="#006699" style:font-name="新細明體" officeooo:paragraph-rsid="0041fcc6" style:font-name-asian="文泉驛微米黑"/>
    </style:style>
    <style:style style:name="P33" style:family="paragraph" style:parent-style-name="Standard">
      <style:text-properties fo:color="#006699" style:font-name="新細明體" officeooo:paragraph-rsid="0049b1ac" style:font-name-asian="文泉驛微米黑"/>
    </style:style>
    <style:style style:name="P34" style:family="paragraph" style:parent-style-name="Standard">
      <style:text-properties fo:color="#006699" style:font-name="文泉驛微米黑1" style:font-name-asian="文泉驛微米黑1"/>
    </style:style>
    <style:style style:name="P35" style:family="paragraph" style:parent-style-name="Standard">
      <style:text-properties fo:color="#006699" style:font-name="文泉驛微米黑1" officeooo:paragraph-rsid="001dbeb2" style:font-name-asian="文泉驛微米黑1"/>
    </style:style>
    <style:style style:name="P36" style:family="paragraph" style:parent-style-name="Standard">
      <style:text-properties fo:color="#006699" style:font-name="文泉驛微米黑1" officeooo:paragraph-rsid="001f3f8b" style:font-name-asian="文泉驛微米黑1"/>
    </style:style>
    <style:style style:name="P37" style:family="paragraph" style:parent-style-name="Standard">
      <style:text-properties fo:color="#006699" style:font-name="文泉驛微米黑1" officeooo:paragraph-rsid="0020e88b" style:font-name-asian="文泉驛微米黑1"/>
    </style:style>
    <style:style style:name="P38" style:family="paragraph" style:parent-style-name="Standard">
      <style:text-properties fo:color="#006699" style:font-name="文泉驛微米黑1" officeooo:paragraph-rsid="0029327d" style:font-name-asian="文泉驛微米黑1"/>
    </style:style>
    <style:style style:name="P39" style:family="paragraph" style:parent-style-name="Standard">
      <style:text-properties fo:color="#006699" style:font-name="文泉驛微米黑1" officeooo:paragraph-rsid="003e9cc2" style:font-name-asian="文泉驛微米黑1"/>
    </style:style>
    <style:style style:name="P40" style:family="paragraph" style:parent-style-name="Standard">
      <style:text-properties officeooo:paragraph-rsid="00180c7e"/>
    </style:style>
    <style:style style:name="P41" style:family="paragraph" style:parent-style-name="Standard">
      <style:text-properties officeooo:paragraph-rsid="001abf0d"/>
    </style:style>
    <style:style style:name="P42" style:family="paragraph" style:parent-style-name="Standard">
      <style:text-properties style:font-name="文泉驛微米黑1" style:font-name-asian="文泉驛微米黑1"/>
    </style:style>
    <style:style style:name="P43" style:family="paragraph" style:parent-style-name="Standard">
      <style:text-properties style:font-name="文泉驛微米黑1" officeooo:paragraph-rsid="001abf0d" style:font-name-asian="文泉驛微米黑1"/>
    </style:style>
    <style:style style:name="P44" style:family="paragraph" style:parent-style-name="Standard">
      <style:text-properties style:font-name="文泉驛微米黑1" officeooo:paragraph-rsid="00180c7e" style:font-name-asian="文泉驛微米黑1"/>
    </style:style>
    <style:style style:name="P45" style:family="paragraph" style:parent-style-name="Standard">
      <style:text-properties style:font-name="文泉驛微米黑1" style:font-name-asian="文泉驛微米黑1" style:language-asian="ko" style:country-asian="KR"/>
    </style:style>
    <style:style style:name="P46" style:family="paragraph" style:parent-style-name="Standard">
      <style:text-properties style:font-name="文泉驛微米黑1" officeooo:paragraph-rsid="001dbeb2" style:font-name-asian="文泉驛微米黑1"/>
    </style:style>
    <style:style style:name="P47" style:family="paragraph" style:parent-style-name="Standard">
      <style:text-properties style:font-name="文泉驛微米黑1" officeooo:paragraph-rsid="001f3f8b" style:font-name-asian="文泉驛微米黑1"/>
    </style:style>
    <style:style style:name="P48" style:family="paragraph" style:parent-style-name="Standard">
      <style:text-properties style:font-name="文泉驛微米黑1" officeooo:paragraph-rsid="001f6031" style:font-name-asian="文泉驛微米黑1"/>
    </style:style>
    <style:style style:name="P49" style:family="paragraph" style:parent-style-name="Standard">
      <style:text-properties style:font-name="文泉驛微米黑1" officeooo:paragraph-rsid="0027569a" style:font-name-asian="文泉驛微米黑1"/>
    </style:style>
    <style:style style:name="P50" style:family="paragraph" style:parent-style-name="Standard">
      <style:text-properties style:font-name="文泉驛微米黑1" officeooo:paragraph-rsid="0029327d" style:font-name-asian="文泉驛微米黑1"/>
    </style:style>
    <style:style style:name="P51" style:family="paragraph" style:parent-style-name="Standard">
      <style:text-properties style:font-name="文泉驛微米黑1" officeooo:paragraph-rsid="002ae281" style:font-name-asian="文泉驛微米黑1"/>
    </style:style>
    <style:style style:name="P52" style:family="paragraph" style:parent-style-name="Standard">
      <style:text-properties style:font-name="文泉驛微米黑1" officeooo:paragraph-rsid="00438f6f" style:font-name-asian="文泉驛微米黑1"/>
    </style:style>
    <style:style style:name="P53" style:family="paragraph" style:parent-style-name="Standard">
      <style:text-properties officeooo:paragraph-rsid="001dbeb2"/>
    </style:style>
    <style:style style:name="P54" style:family="paragraph" style:parent-style-name="Standard">
      <style:text-properties officeooo:paragraph-rsid="001f3f8b"/>
    </style:style>
    <style:style style:name="P55" style:family="paragraph" style:parent-style-name="Standard">
      <style:text-properties officeooo:paragraph-rsid="001f6031"/>
    </style:style>
    <style:style style:name="P56" style:family="paragraph" style:parent-style-name="Standard">
      <style:text-properties officeooo:paragraph-rsid="0027569a"/>
    </style:style>
    <style:style style:name="P57" style:family="paragraph" style:parent-style-name="Standard">
      <style:text-properties fo:color="#ff0000" style:font-name="文泉驛微米黑1" fo:font-size="13pt" officeooo:paragraph-rsid="0041fcc6" style:font-name-asian="文泉驛微米黑1" style:font-size-asian="13pt"/>
    </style:style>
    <style:style style:name="P58" style:family="paragraph" style:parent-style-name="Standard">
      <style:text-properties officeooo:paragraph-rsid="003c9f76"/>
    </style:style>
    <style:style style:name="P59" style:family="paragraph" style:parent-style-name="Standard">
      <style:text-properties officeooo:paragraph-rsid="00438f6f"/>
    </style:style>
    <style:style style:name="P60" style:family="paragraph" style:parent-style-name="Standard" style:master-page-name="MP0">
      <style:paragraph-properties style:page-number="auto" fo:break-before="page"/>
      <style:text-properties style:font-name="文泉驛微米黑1" style:font-name-asian="文泉驛微米黑1"/>
    </style:style>
    <style:style style:name="T1" style:family="text">
      <style:text-properties style:font-name="文泉驛微米黑"/>
    </style:style>
    <style:style style:name="T2" style:family="text">
      <style:text-properties style:font-name="文泉驛微米黑" style:font-name-asian="文泉驛微米黑"/>
    </style:style>
    <style:style style:name="T3" style:family="text">
      <style:text-properties style:font-name="文泉驛微米黑" style:font-name-asian="文泉驛微米黑" style:language-asian="ko" style:country-asian="KR"/>
    </style:style>
    <style:style style:name="T4" style:family="text">
      <style:text-properties fo:color="#ff0066"/>
    </style:style>
    <style:style style:name="T5" style:family="text">
      <style:text-properties fo:color="#ff0066" style:font-name="文泉驛微米黑" style:font-name-asian="文泉驛微米黑"/>
    </style:style>
    <style:style style:name="T6" style:family="text">
      <style:text-properties fo:color="#ff0066" style:font-name="文泉驛微米黑" fo:font-size="13pt" style:font-name-asian="WenQuanYi Micro Hei" style:font-size-asian="13pt"/>
    </style:style>
    <style:style style:name="T7" style:family="text">
      <style:text-properties fo:color="#ff0066" fo:font-size="13pt" style:font-name-asian="WenQuanYi Micro Hei" style:font-size-asian="13pt"/>
    </style:style>
    <style:style style:name="T8" style:family="text">
      <style:text-properties fo:color="#ff0066" fo:font-size="13pt" style:font-size-asian="13pt"/>
    </style:style>
    <style:style style:name="T9" style:family="text">
      <style:text-properties fo:color="#ff0066" style:font-name="文泉驛微米黑1" style:font-name-asian="文泉驛微米黑1"/>
    </style:style>
    <style:style style:name="T10" style:family="text">
      <style:text-properties fo:color="#ff0066" style:font-name="文泉驛微米黑1" fo:font-size="13pt" style:font-name-asian="文泉驛微米黑1" style:font-size-asian="13pt"/>
    </style:style>
    <style:style style:name="T11" style:family="text">
      <style:text-properties fo:color="#000000"/>
    </style:style>
    <style:style style:name="T12" style:family="text">
      <style:text-properties fo:color="#000000" style:font-name-asian="WenQuanYi Micro Hei"/>
    </style:style>
    <style:style style:name="T13" style:family="text">
      <style:text-properties fo:color="#000000" style:font-name="WenQuanYi Micro Hei"/>
    </style:style>
    <style:style style:name="T14" style:family="text">
      <style:text-properties fo:color="#000000" style:font-name="WenQuanYi Micro Hei" fo:font-size="13pt" style:font-size-asian="13pt"/>
    </style:style>
    <style:style style:name="T15" style:family="text">
      <style:text-properties fo:color="#000000" style:font-name="WenQuanYi Micro Hei" fo:font-size="13pt" style:font-name-asian="文泉驛微米黑" style:font-size-asian="13pt"/>
    </style:style>
    <style:style style:name="T16" style:family="text">
      <style:text-properties fo:color="#000000" style:font-name="新細明體"/>
    </style:style>
    <style:style style:name="T17" style:family="text">
      <style:text-properties fo:color="#000000" fo:font-size="13pt" style:font-name-asian="WenQuanYi Micro Hei" style:font-size-asian="13pt"/>
    </style:style>
    <style:style style:name="T18" style:family="text">
      <style:text-properties fo:color="#000000" fo:font-size="13pt" style:font-size-asian="13pt"/>
    </style:style>
    <style:style style:name="T19" style:family="text">
      <style:text-properties fo:color="#000000" style:font-name="文泉驛微米黑" fo:font-size="13pt" style:font-name-asian="WenQuanYi Micro Hei" style:font-size-asian="13pt"/>
    </style:style>
    <style:style style:name="T20" style:family="text">
      <style:text-properties fo:color="#000000" style:font-name="文泉驛微米黑1" style:font-name-asian="文泉驛微米黑1"/>
    </style:style>
    <style:style style:name="T21" style:family="text">
      <style:text-properties fo:color="#000000" style:font-name="文泉驛微米黑1" fo:font-size="13pt" style:font-name-asian="文泉驛微米黑1" style:font-size-asian="13pt"/>
    </style:style>
    <style:style style:name="T22" style:family="text">
      <style:text-properties fo:color="#ff0000"/>
    </style:style>
    <style:style style:name="T23" style:family="text">
      <style:text-properties fo:color="#ff0000" style:font-name-asian="WenQuanYi Micro Hei"/>
    </style:style>
    <style:style style:name="T24" style:family="text">
      <style:text-properties fo:color="#ff0000" style:font-name="WenQuanYi Micro Hei"/>
    </style:style>
    <style:style style:name="T25" style:family="text">
      <style:text-properties fo:color="#ff0000" style:font-name="新細明體"/>
    </style:style>
    <style:style style:name="T26" style:family="text">
      <style:text-properties fo:color="#ff0000" style:font-name="新細明體" style:font-name-asian="新細明體" style:font-name-complex="新細明體"/>
    </style:style>
    <style:style style:name="T27" style:family="text">
      <style:text-properties fo:color="#ff0000" style:font-name="文泉驛微米黑" style:font-name-asian="文泉驛微米黑"/>
    </style:style>
    <style:style style:name="T28" style:family="text">
      <style:text-properties fo:color="#ff0000" style:font-name="文泉驛微米黑1" style:font-name-asian="文泉驛微米黑1"/>
    </style:style>
    <style:style style:name="T29" style:family="text">
      <style:text-properties fo:color="#ff0000" style:font-name="文泉驛微米黑1" fo:font-size="13pt" style:font-name-asian="文泉驛微米黑1" style:font-size-asian="13pt"/>
    </style:style>
    <style:style style:name="T30" style:family="text">
      <style:text-properties style:font-name="WenQuanYi Micro Hei"/>
    </style:style>
    <style:style style:name="T31" style:family="text">
      <style:text-properties fo:color="#006699"/>
    </style:style>
    <style:style style:name="T32" style:family="text">
      <style:text-properties fo:color="#006699" style:font-name="新細明體"/>
    </style:style>
    <style:style style:name="T33" style:family="text">
      <style:text-properties fo:color="#006699" style:font-name="新細明體" style:font-name-asian="新細明體" style:font-name-complex="新細明體"/>
    </style:style>
    <style:style style:name="T34" style:family="text">
      <style:text-properties fo:color="#006699" style:font-name="新細明體" style:font-name-asian="文泉驛微米黑1" style:font-name-complex="新細明體"/>
    </style:style>
    <style:style style:name="T35" style:family="text">
      <style:text-properties fo:color="#006699" style:font-name="新細明體" fo:font-size="13pt" style:font-name-asian="WenQuanYi Micro Hei" style:font-size-asian="13pt"/>
    </style:style>
    <style:style style:name="T36" style:family="text">
      <style:text-properties fo:color="#006699" style:font-name="文泉驛微米黑"/>
    </style:style>
    <style:style style:name="T37" style:family="text">
      <style:text-properties fo:color="#006699" style:font-name="文泉驛微米黑" style:font-name-asian="文泉驛微米黑"/>
    </style:style>
    <style:style style:name="T38" style:family="text">
      <style:text-properties fo:color="#006699" style:font-name-asian="文泉驛微米黑1"/>
    </style:style>
    <style:style style:name="T39" style:family="text">
      <style:text-properties fo:color="#006699" fo:font-size="13pt" style:font-size-asian="13pt"/>
    </style:style>
    <style:style style:name="T40" style:family="text">
      <style:text-properties fo:color="#006699" fo:font-size="13pt" style:font-name-asian="WenQuanYi Micro Hei" style:font-size-asian="13pt"/>
    </style:style>
    <style:style style:name="T41" style:family="text">
      <style:text-properties fo:color="#006699" fo:font-size="13pt" style:font-name-asian="文泉驛微米黑" style:font-size-asian="13pt"/>
    </style:style>
    <style:style style:name="T42" style:family="text">
      <style:text-properties fo:color="#006699" style:font-name-asian="文泉驛微米黑"/>
    </style:style>
    <style:style style:name="T43" style:family="text">
      <style:text-properties fo:color="#006699" style:font-name-complex="新細明體"/>
    </style:style>
    <style:style style:name="T44" style:family="text">
      <style:text-properties fo:color="#006699" style:font-name="文泉驛微米黑1" style:font-name-asian="文泉驛微米黑1"/>
    </style:style>
    <style:style style:name="T45" style:family="text">
      <style:text-properties fo:color="#006699" style:font-name="文泉驛微米黑1" style:font-name-asian="文泉驛微米黑1" style:font-name-complex="新細明體"/>
    </style:style>
    <style:style style:name="T46" style:family="text">
      <style:text-properties fo:color="#006699" style:font-name="文泉驛微米黑1" fo:font-size="13pt" style:font-name-asian="文泉驛微米黑1" style:font-size-asian="13pt"/>
    </style:style>
    <style:style style:name="T47" style:family="text">
      <style:text-properties style:font-name-asian="WenQuanYi Micro Hei"/>
    </style:style>
    <style:style style:name="T48" style:family="text">
      <style:text-properties style:font-name="新細明體"/>
    </style:style>
    <style:style style:name="T49" style:family="text">
      <style:text-properties style:font-name="新細明體" style:font-name-asian="新細明體" style:font-name-complex="新細明體"/>
    </style:style>
    <style:style style:name="T50" style:family="text">
      <style:text-properties style:use-window-font-color="true"/>
    </style:style>
    <style:style style:name="T51" style:family="text">
      <style:text-properties style:use-window-font-color="true" fo:font-size="13pt" style:font-name-asian="WenQuanYi Micro Hei" style:font-size-asian="13pt"/>
    </style:style>
    <style:style style:name="T52" style:family="text">
      <style:text-properties style:use-window-font-color="true" fo:font-size="13pt" style:font-size-asian="13pt"/>
    </style:style>
    <style:style style:name="T53" style:family="text">
      <style:text-properties style:use-window-font-color="true" fo:font-size="13pt" officeooo:rsid="002ae281" style:font-size-asian="13pt"/>
    </style:style>
    <style:style style:name="T54" style:family="text">
      <style:text-properties style:use-window-font-color="true" style:font-name="文泉驛微米黑" fo:font-size="13pt" style:font-name-asian="WenQuanYi Micro Hei" style:font-size-asian="13pt"/>
    </style:style>
    <style:style style:name="T55" style:family="text">
      <style:text-properties style:use-window-font-color="true" style:font-name="文泉驛微米黑" style:font-name-asian="文泉驛微米黑"/>
    </style:style>
    <style:style style:name="T56" style:family="text">
      <style:text-properties style:use-window-font-color="true" style:font-name-asian="WenQuanYi Micro Hei"/>
    </style:style>
    <style:style style:name="T57" style:family="text">
      <style:text-properties style:use-window-font-color="true" style:font-name="WenQuanYi Micro Hei"/>
    </style:style>
    <style:style style:name="T58" style:family="text">
      <style:text-properties style:use-window-font-color="true" style:font-name="新細明體" fo:font-size="13pt" style:font-name-asian="WenQuanYi Micro Hei" style:font-size-asian="13pt"/>
    </style:style>
    <style:style style:name="T59" style:family="text">
      <style:text-properties style:use-window-font-color="true" style:font-name="新細明體" style:font-name-asian="新細明體" style:font-name-complex="新細明體"/>
    </style:style>
    <style:style style:name="T60" style:family="text">
      <style:text-properties style:use-window-font-color="true" style:font-name-asian="文泉驛微米黑"/>
    </style:style>
    <style:style style:name="T61" style:family="text">
      <style:text-properties style:use-window-font-color="true" style:font-name-complex="新細明體"/>
    </style:style>
    <style:style style:name="T62" style:family="text">
      <style:text-properties style:use-window-font-color="true" style:font-name="文泉驛微米黑1" fo:font-size="13pt" style:font-name-asian="文泉驛微米黑1" style:font-size-asian="13pt"/>
    </style:style>
    <style:style style:name="T63" style:family="text">
      <style:text-properties style:use-window-font-color="true" style:font-name="文泉驛微米黑1" fo:font-size="13pt" officeooo:rsid="002ae281" style:font-name-asian="文泉驛微米黑1" style:font-size-asian="13pt"/>
    </style:style>
    <style:style style:name="T64" style:family="text">
      <style:text-properties style:use-window-font-color="true" style:font-name="文泉驛微米黑1" style:font-name-asian="文泉驛微米黑1"/>
    </style:style>
    <style:style style:name="T65" style:family="text">
      <style:text-properties style:use-window-font-color="true" style:font-name="文泉驛微米黑1" style:font-name-asian="文泉驛微米黑1" style:font-name-complex="新細明體"/>
    </style:style>
    <style:style style:name="T66" style:family="text">
      <style:text-properties officeooo:rsid="001abf0d"/>
    </style:style>
    <style:style style:name="T67" style:family="text">
      <style:text-properties style:font-name="文泉驛微米黑1" style:font-name-asian="文泉驛微米黑1"/>
    </style:style>
    <style:style style:name="T68" style:family="text">
      <style:text-properties style:font-name="文泉驛微米黑1" style:font-name-asian="文泉驛微米黑1" style:language-asian="ko" style:country-asian="KR"/>
    </style:style>
    <style:style style:name="T69" style:family="text">
      <style:text-properties style:font-name="文泉驛微米黑1" style:font-name-asian="文泉驛微米黑1" style:font-name-complex="新細明體"/>
    </style:style>
    <style:style style:name="T70" style:family="text">
      <style:text-properties style:font-name="文泉驛微米黑1" fo:font-size="13pt" style:font-name-asian="文泉驛微米黑1" style:font-size-asian="13pt"/>
    </style:style>
    <style:style style:name="T71" style:family="text">
      <style:text-properties officeooo:rsid="001f6031"/>
    </style:style>
    <style:style style:name="T72" style:family="text">
      <style:text-properties officeooo:rsid="002ae281"/>
    </style:style>
    <style:style style:name="T73" style:family="text">
      <style:text-properties fo:font-size="13pt" style:font-size-asian="13pt"/>
    </style:style>
    <style:style style:name="T74" style:family="text">
      <style:text-properties style:language-asian="ko" style:country-asian="KR"/>
    </style:style>
    <style:style style:name="T75" style:family="text">
      <style:text-properties style:font-name-complex="新細明體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【第1頁】</text:p>
      <text:p text:style-name="P42"><text:s/>請親愛的你莫做你行。</text:p>
      <text:p text:style-name="P42">舊）Tshiánn tshin-ài ê lí mài tsò lí kiânn.</text:p>
      <text:p text:style-name="Standard"><text:span text:style-name="預設段落字型"><text:span text:style-name="T67">新）Tshiánn tshin-ài</text:span></text:span><text:span text:style-name="預設段落字型"><text:span text:style-name="T9">--ê </text:span></text:span><text:span text:style-name="預設段落字型"><text:span text:style-name="T67">lí mài tsò lí kiânn.</text:span></text:span></text:p>
      <text:p text:style-name="P34">理由：親愛的補輕聲符</text:p>
      <text:p text:style-name="P44"/>
      <text:p text:style-name="P44">【第1頁】</text:p>
      <text:p text:style-name="P23"><text:span text:style-name="T67">舊）</text:span><text:span text:style-name="預設段落字型"><text:span text:style-name="T21">雞湯面頂</text:span></text:span><text:span text:style-name="預設段落字型"><text:span text:style-name="T62">有一層油</text:span></text:span><text:span text:style-name="預設段落字型"><text:span text:style-name="T21">，愛啉愛先用khat仔掰開。</text:span></text:span></text:p>
      <text:p text:style-name="P40"><text:span text:style-name="預設段落字型"><text:span text:style-name="T67">新）</text:span></text:span><text:span text:style-name="預設段落字型"><text:span text:style-name="T21">雞湯面頂有</text:span></text:span><text:span text:style-name="預設段落字型"><text:span text:style-name="T62">一</text:span></text:span><text:span text:style-name="預設段落字型"><text:span text:style-name="T10">沿</text:span></text:span><text:span text:style-name="預設段落字型"><text:span text:style-name="T62">油</text:span></text:span><text:span text:style-name="預設段落字型"><text:span text:style-name="T21">，愛啉愛先用khat仔掰開。</text:span></text:span></text:p>
      <text:p text:style-name="P44"><text:span text:style-name="T31">理由：改量詞予句較順</text:span></text:p>
      <text:p text:style-name="P4"><text:span text:style-name="預設段落字型"><text:span text:style-name="T21"/></text:span></text:p>
      <text:p text:style-name="P42">【第2頁】</text:p>
      <text:p text:style-name="P42">阿勇仔坐啥物車去上班？</text:p>
      <text:p text:style-name="P42">舊）A-ióng--á tsē siánn-mih tshia khì siāng-pan?</text:p>
      <text:p text:style-name="Standard"><text:span text:style-name="預設段落字型"><text:span text:style-name="T67">新）A-ióng--á tsē siánn-mih tshia khì </text:span></text:span><text:span text:style-name="預設段落字型"><text:span text:style-name="T9">siōng</text:span></text:span><text:span text:style-name="預設段落字型"><text:span text:style-name="T67">-pan?</text:span></text:span></text:p>
      <text:p text:style-name="P34">理由：上班的羅馬字改做siōng</text:p>
      <text:p text:style-name="P42"/>
      <text:p text:style-name="P42">【第2頁】</text:p>
      <text:p text:style-name="P42">電視講這禮拜的天氣啥款？出門敢需要注意啥物？</text:p>
      <text:p text:style-name="P42">舊）...Tshut-mn̂g kánn su-iàu tsù-ì siánn-mi̍h?</text:p>
      <text:p text:style-name="Standard"><text:span text:style-name="預設段落字型"><text:span text:style-name="T67">新）...Tshut-mn̂g </text:span></text:span><text:span text:style-name="預設段落字型"><text:span text:style-name="T9">kám</text:span></text:span><text:span text:style-name="預設段落字型"><text:span text:style-name="T67"> su-iàu tsù-ì siánn-mi̍h?</text:span></text:span></text:p>
      <text:p text:style-name="P34">理由：敢的羅馬字改做kám</text:p>
      <text:p text:style-name="P42"/>
      <text:p text:style-name="P45">【第4頁】</text:p>
      <text:p text:style-name="Standard"><text:span text:style-name="預設段落字型"><text:span text:style-name="T68">舊）二伯的症頭那來那像失智的款，緊叫in囝?￥</text:span></text:span><text:span text:style-name="預設段落字型"><text:span text:style-name="T67">ﾎ</text:span></text:span><text:span text:style-name="預設段落字型"><text:span text:style-name="T68">ﾻ予醫生看。</text:span></text:span></text:p>
      <text:p text:style-name="Standard"><text:span text:style-name="預設段落字型"><text:span text:style-name="T67">新）二伯的症頭那來那像失智的款，緊叫in囝</text:span></text:span><text:span text:style-name="預設段落字型"><text:span text:style-name="T9">𤆬</text:span></text:span><text:span text:style-name="預設段落字型"><text:span text:style-name="T67">去予醫生看。</text:span></text:span></text:p>
      <text:p text:style-name="P34">理由：漢字亂碼</text:p>
      <text:p text:style-name="P42"/>
      <text:p text:style-name="P42">【第4頁】</text:p>
      <text:p text:style-name="P42">江小姐佮阿婆無仝人，你毋好認毋著去。</text:p>
      <text:p text:style-name="P42">舊）Kang sió-tsiá kah a-pô bô-kâng lâng, lí m̄ hó jīn m̄-tio̍h--khì.</text:p>
      <text:p text:style-name="Standard"><text:span text:style-name="預設段落字型"><text:span text:style-name="T67">新）Kang sió-tsiá kah a-pô bô-</text:span></text:span><text:span text:style-name="預設段落字型"><text:span text:style-name="T9">kāng</text:span></text:span><text:span text:style-name="預設段落字型"><text:span text:style-name="T67"> lâng, lí m̄ hó jīn m̄-tio̍h--khì.</text:span></text:span></text:p>
      <text:p text:style-name="P34">理由：仝的羅馬字改做 kāng</text:p>
      <text:p text:style-name="P42"/>
      <text:p text:style-name="P43">【第<text:span text:style-name="T66">6</text:span>頁】</text:p>
      <text:p text:style-name="P8"><text:span text:style-name="預設段落字型"><text:span text:style-name="T20">這兩个換帖的感情真好，連車</text:span></text:span><text:span text:style-name="預設段落字型"><text:span text:style-name="T64">嘛仝色水</text:span></text:span><text:span text:style-name="預設段落字型"><text:span text:style-name="T20">。</text:span></text:span></text:p>
      <text:p text:style-name="P41"><text:span text:style-name="預設段落字型"><text:span text:style-name="T20">舊）Tsit nn̄g ê uānn-thiap--ê kám-tsîng tsin hó, liân tshia </text:span></text:span><text:span text:style-name="預設段落字型"><text:span text:style-name="T67">mā kâng si</text:span></text:span><text:span text:style-name="預設段落字型"><text:span text:style-name="T20">k-tsuí.</text:span></text:span></text:p>
      <text:p text:style-name="P41"><text:span text:style-name="預設段落字型"><text:span text:style-name="T20">新）Tsit nn̄g ê uānn-thiap--ê kám-tsîng tsin hó, liân tshia mā</text:span></text:span><text:span text:style-name="預設段落字型"><text:span text:style-name="T28"> kāng</text:span></text:span><text:span text:style-name="預設段落字型"><text:span text:style-name="T20"> sik-tsuí.</text:span></text:span></text:p>
      <text:p text:style-name="P24"><text:span text:style-name="預設段落字型"><text:span text:style-name="T45">理由：</text:span></text:span><text:span text:style-name="預設段落字型"><text:span text:style-name="T44">仝的羅馬字改做 kāng</text:span></text:span></text:p>
      <text:p text:style-name="P24"><text:span text:style-name="預設段落字型"><text:span text:style-name="T44"/></text:span></text:p>
      <text:p text:style-name="P42">【第6頁】</text:p>
      <text:p text:style-name="P42">舊）雞仔瘟已經對香港湠甲規亞洲，逐家著愛注意。</text:p>
      <text:p text:style-name="Standard"><text:span text:style-name="預設段落字型"><text:span text:style-name="T67">新）</text:span></text:span><text:span text:style-name="預設段落字型"><text:span text:style-name="T9">雞災</text:span></text:span><text:span text:style-name="預設段落字型"><text:span text:style-name="T67">已經對香港湠甲規亞洲，逐家著愛注意。</text:span></text:span></text:p>
      <text:p text:style-name="P34">理由：雞仔瘟改做雞災</text:p>
      <text:p text:style-name="P42"/>
      <text:p text:style-name="P46">【第7頁】</text:p>
      <text:p text:style-name="P9"><text:span text:style-name="預設段落字型"><text:span text:style-name="T20">等囡仔若滿月，阮希望來</text:span></text:span><text:span text:style-name="預設段落字型"><text:span text:style-name="T64">遮訂</text:span></text:span><text:span text:style-name="預設段落字型"><text:span text:style-name="T67">餅</text:span></text:span><text:span text:style-name="預設段落字型"><text:span text:style-name="T20">送人。</text:span></text:span></text:p>
      <text:p text:style-name="P53"><text:span text:style-name="預設段落字型"><text:span text:style-name="T20">舊）Tán gín-á nā muá-gue̍h, gún hi-bāng lâi t</text:span></text:span><text:span text:style-name="預設段落字型"><text:span text:style-name="T67">sia tìng pián</text:span></text:span><text:span text:style-name="預設段落字型"><text:span text:style-name="T20">n sàng--lâng.</text:span></text:span></text:p>
      <text:p text:style-name="P53"><text:span text:style-name="預設段落字型"><text:span text:style-name="T20">新）Tán gín-á nā muá-gue̍h, gún hi-bāng lâi tsia </text:span></text:span><text:span text:style-name="預設段落字型"><text:span text:style-name="T28">tīng</text:span></text:span><text:span text:style-name="預設段落字型"><text:span text:style-name="T20"> piánn sàng--lâng.</text:span></text:span></text:p>
      <text:p text:style-name="P53"><text:span text:style-name="預設段落字型"><text:span text:style-name="T45">理由：訂的</text:span></text:span><text:span text:style-name="預設段落字型"><text:span text:style-name="T44">羅馬字改做 tīng</text:span></text:span></text:p>
      <text:p text:style-name="P35"/>
      <text:p text:style-name="P46"/>
      <text:p text:style-name="P46"><text:soft-page-break/>【第7頁】</text:p>
      <text:p text:style-name="P9"><text:span text:style-name="預設段落字型"><text:span text:style-name="T20">七工內請佇意</text:span></text:span><text:span text:style-name="預設段落字型"><text:span text:style-name="T64">見調查表共你</text:span></text:span><text:span text:style-name="預設段落字型"><text:span text:style-name="T20">認為應當（ìng-tong）愛改進的所在寫落來。</text:span></text:span></text:p>
      <text:p text:style-name="P53"><text:span text:style-name="預設段落字型"><text:span text:style-name="T20">舊）Tshit-kang lāi tshiánn tī ì-ki</text:span></text:span><text:span text:style-name="預設段落字型"><text:span text:style-name="T67">àn tiau-tsa-pió </text:span></text:span><text:span text:style-name="預設段落字型"><text:span text:style-name="T20">...</text:span></text:span></text:p>
      <text:p text:style-name="P53"><text:span text:style-name="預設段落字型"><text:span text:style-name="T20">新）Tshit-kang lāi tshiánn tī ì-kiàn </text:span></text:span><text:span text:style-name="預設段落字型"><text:span text:style-name="T28">tiâu</text:span></text:span><text:span text:style-name="預設段落字型"><text:span text:style-name="T64">-tsa-pió</text:span></text:span><text:span text:style-name="預設段落字型"><text:span text:style-name="T28"> </text:span></text:span><text:span text:style-name="預設段落字型"><text:span text:style-name="T20">...</text:span></text:span></text:p>
      <text:p text:style-name="P25"><text:span text:style-name="預設段落字型"><text:span text:style-name="T44">理由：調的羅馬字改做 tiâu</text:span></text:span></text:p>
      <text:p text:style-name="P25"><text:span text:style-name="預設段落字型"><text:span text:style-name="T44"/></text:span></text:p>
      <text:p text:style-name="P42">【第7頁】</text:p>
      <text:p text:style-name="P42">毋管啥物情形，對人權的干涉愈少愈好。</text:p>
      <text:p text:style-name="P42">舊）M̄-kuán siánn-mih tsîng-hîng, tuì jîn-kuân ê kan-sia̍p lú tsió lú hó.</text:p>
      <text:p text:style-name="Standard"><text:span text:style-name="預設段落字型"><text:span text:style-name="T67">新）M̄-kuán siánn-mih tsîng-hîng, tuì jîn-</text:span></text:span><text:span text:style-name="預設段落字型"><text:span text:style-name="T9">khuân</text:span></text:span><text:span text:style-name="預設段落字型"><text:span text:style-name="T67"> ê kan-sia̍p lú tsió lú hó.</text:span></text:span></text:p>
      <text:p text:style-name="P34">理由：權的羅馬字改做 khuân</text:p>
      <text:p text:style-name="P42"/>
      <text:p text:style-name="P42">【第8頁】</text:p>
      <text:p text:style-name="P42">舊）師兄講啥物愛我請示菩薩、逐工唸經消災解厄，我才無咧信彼套。</text:p>
      <text:p text:style-name="Standard"><text:span text:style-name="預設段落字型"><text:span text:style-name="T67">新）師兄講啥物</text:span></text:span><text:span text:style-name="預設段落字型"><text:span text:style-name="T9">凡事攏愛先</text:span></text:span><text:span text:style-name="預設段落字型"><text:span text:style-name="T67">請示菩薩、逐工唸經消災解厄，我才無咧信彼套。</text:span></text:span></text:p>
      <text:p text:style-name="P42">理由：予句較順</text:p>
      <text:p text:style-name="P42"/>
      <text:p text:style-name="P42">【第8頁】</text:p>
      <text:p text:style-name="Standard"><text:span text:style-name="預設段落字型"><text:span text:style-name="T68">舊）阿爸禮拜?￥ﾰ</text:span></text:span><text:span text:style-name="預設段落字型"><text:span text:style-name="T67">ﾏ</text:span></text:span><text:span text:style-name="預設段落字型"><text:span text:style-name="T68">弟去peh山，佇山跤看著一尾蛇，害伊驚甲這馬猶咇咇掣。</text:span></text:span></text:p>
      <text:p text:style-name="Standard"><text:span text:style-name="預設段落字型"><text:span text:style-name="T67">新）阿爸禮拜</text:span></text:span><text:span text:style-name="預設段落字型"><text:span text:style-name="T9">𤆬</text:span></text:span><text:span text:style-name="預設段落字型"><text:span text:style-name="T67">小弟去peh山，佇山跤看著一尾蛇，害伊驚甲這馬猶咇咇掣。</text:span></text:span></text:p>
      <text:p text:style-name="P34">理由：漢字亂碼</text:p>
      <text:p text:style-name="P42"/>
      <text:p text:style-name="P42">【第9頁】</text:p>
      <text:p text:style-name="P42">舊）氣象報告有講後禮拜二會透風，出門上班莫袂記得疊一領厚的。</text:p>
      <text:p text:style-name="Standard"><text:span text:style-name="預設段落字型"><text:span text:style-name="T67">新）氣象報告有講後禮拜二會透風，出門上班</text:span></text:span><text:span text:style-name="預設段落字型"><text:span text:style-name="T9">毋通</text:span></text:span><text:span text:style-name="預設段落字型"><text:span text:style-name="T67">袂記得疊一領厚的。</text:span></text:span></text:p>
      <text:p text:style-name="P34">理由：莫改做毋通予句較順</text:p>
      <text:p text:style-name="P42"/>
      <text:p text:style-name="P47">【第9頁】</text:p>
      <text:p text:style-name="P10"><text:span text:style-name="預設段落字型"><text:span text:style-name="T20">台北到高雄愛偌久？應該免偌</text:span></text:span><text:span text:style-name="預設段落字型"><text:span text:style-name="T64">久乎？</text:span></text:span></text:p>
      <text:p text:style-name="P54"><text:span text:style-name="預設段落字型"><text:span text:style-name="T64">舊）Tâi-pak kàu Ko-hiông ài guā kú? Ing-kai bián guā kú--hoonh?</text:span></text:span></text:p>
      <text:p text:style-name="P54"><text:span text:style-name="預設段落字型"><text:span text:style-name="T20">新）Tâi-pak kàu Ko-hiông ài guā kú? Ing-kai bián guā kú--</text:span></text:span><text:span text:style-name="預設段落字型"><text:span text:style-name="T9">honnh</text:span></text:span><text:span text:style-name="預設段落字型"><text:span text:style-name="T20">?</text:span></text:span></text:p>
      <text:p text:style-name="P54"><text:span text:style-name="預設段落字型"><text:span text:style-name="T44">理由：乎的羅馬字改做 honnh</text:span></text:span></text:p>
      <text:p text:style-name="P36"/>
      <text:p text:style-name="P42">【第9頁】</text:p>
      <text:p text:style-name="P42">舊）眼前有真濟爸母、阿公阿媽攏綴囡仔講華語（Huâ-gú），無欲講家己的母語。</text:p>
      <text:p text:style-name="Standard"><text:span text:style-name="預設段落字型"><text:span text:style-name="T67">新）眼前有真濟爸母、阿公阿媽攏綴囡仔講華語（Huâ-</text:span></text:span><text:span text:style-name="預設段落字型"><text:span text:style-name="T9">gú</text:span></text:span><text:span text:style-name="預設段落字型"><text:span text:style-name="T67">），無欲講家己的母語（bú-</text:span></text:span><text:span text:style-name="預設段落字型"><text:span text:style-name="T9">gú</text:span></text:span><text:span text:style-name="預設段落字型"><text:span text:style-name="T67">）。</text:span></text:span></text:p>
      <text:p text:style-name="P34">理由：欲收語（gú）的音</text:p>
      <text:p text:style-name="P42"/>
      <text:p text:style-name="P48">【第<text:span text:style-name="T71">10</text:span>頁】</text:p>
      <text:p text:style-name="P26"><text:span text:style-name="T67">舊）</text:span><text:span text:style-name="預設段落字型"><text:span text:style-name="T21">你一定愛較振作</text:span></text:span><text:span text:style-name="預設段落字型"><text:span text:style-name="T62">一點仔</text:span></text:span><text:span text:style-name="預設段落字型"><text:span text:style-name="T21">喔！</text:span></text:span></text:p>
      <text:p text:style-name="P55"><text:span text:style-name="預設段落字型"><text:span text:style-name="T67">新）</text:span></text:span><text:span text:style-name="預設段落字型"><text:span text:style-name="T21">你一定愛較振作</text:span></text:span><text:span text:style-name="預設段落字型"><text:span text:style-name="T10">咧</text:span></text:span><text:span text:style-name="預設段落字型"><text:span text:style-name="T21">！</text:span></text:span></text:p>
      <text:p text:style-name="P37">理由：予句較順</text:p>
      <text:p text:style-name="P26"><text:span text:style-name="預設段落字型"><text:span text:style-name="T21"/></text:span></text:p>
      <text:p text:style-name="P49">【第10頁】</text:p>
      <text:p text:style-name="P11"><text:span text:style-name="預設段落字型"><text:span text:style-name="T64">仝款，免相搶。</text:span></text:span></text:p>
      <text:p text:style-name="P56"><text:span text:style-name="預設段落字型"><text:span text:style-name="T64">舊）Kâng-khuán, bián sio-tshiúnn.</text:span></text:span></text:p>
      <text:p text:style-name="P56"><text:span text:style-name="預設段落字型"><text:span text:style-name="T20">新）</text:span></text:span><text:span text:style-name="預設段落字型"><text:span text:style-name="T9">Kāng</text:span></text:span><text:span text:style-name="預設段落字型"><text:span text:style-name="T20">-khuán, bián sio-tshiúnn.</text:span></text:span></text:p>
      <text:p text:style-name="P27"><text:span text:style-name="預設段落字型"><text:span text:style-name="T46">理由：仝的羅馬字改做 Kāng</text:span></text:span></text:p>
      <text:p text:style-name="P27"><text:span text:style-name="預設段落字型"><text:span text:style-name="T46"/></text:span></text:p>
      <text:p text:style-name="P27"><text:span text:style-name="預設段落字型"><text:span text:style-name="T46"/></text:span></text:p>
      <text:p text:style-name="P27"><text:span text:style-name="預設段落字型"><text:span text:style-name="T46"/></text:span></text:p>
      <text:p text:style-name="P42"><text:soft-page-break/>【第11頁】</text:p>
      <text:p text:style-name="P42">舊）好的慣習愛維持。</text:p>
      <text:p text:style-name="Standard"><text:span text:style-name="預設段落字型"><text:span text:style-name="T67">新）好的</text:span></text:span><text:span text:style-name="預設段落字型"><text:span text:style-name="T9">慣勢</text:span></text:span><text:span text:style-name="預設段落字型"><text:span text:style-name="T67">愛維持。</text:span></text:span></text:p>
      <text:p text:style-name="P34">理由：慣習應該寫做慣勢</text:p>
      <text:p text:style-name="P42"/>
      <text:p text:style-name="P42">【第11頁】</text:p>
      <text:p text:style-name="P42">舊）好食的飯是天公伯賜予咱的。</text:p>
      <text:p text:style-name="Standard"><text:span text:style-name="預設段落字型"><text:span text:style-name="T67">新）好食的飯是天公伯</text:span></text:span><text:span text:style-name="預設段落字型"><text:span text:style-name="T9">仔</text:span></text:span><text:span text:style-name="預設段落字型"><text:span text:style-name="T67">賜予咱的。</text:span></text:span></text:p>
      <text:p text:style-name="P34">理由：加一字仔予句較順</text:p>
      <text:p text:style-name="P42"/>
      <text:p text:style-name="P50">【第11頁】</text:p>
      <text:p text:style-name="P12"><text:span text:style-name="預設段落字型"><text:span text:style-name="T64">氣一下袂講話。</text:span></text:span></text:p>
      <text:p text:style-name="P12"><text:span text:style-name="預設段落字型"><text:span text:style-name="T64">舊）Khì--tsi̍t-ē bē</text:span></text:span><text:span text:style-name="預設段落字型"><text:span text:style-name="T20"> kóng-uē.</text:span></text:span></text:p>
      <text:p text:style-name="P12"><text:span text:style-name="預設段落字型"><text:span text:style-name="T67">新）</text:span></text:span><text:span text:style-name="預設段落字型"><text:span text:style-name="T28">Khì tsi̍t-ē</text:span></text:span><text:span text:style-name="預設段落字型"><text:span text:style-name="T20"> bē kóng-uē.</text:span></text:span></text:p>
      <text:p text:style-name="P38">理由：輕聲符提掉</text:p>
      <text:p text:style-name="P38"/>
      <text:p text:style-name="P38">【第<text:span text:style-name="T72">12頁</text:span>】</text:p>
      <text:p text:style-name="P51">舊）<text:span text:style-name="T52">你著愛食飽</text:span>。</text:p>
      <text:p text:style-name="P28"><text:span text:style-name="預設段落字型"><text:span text:style-name="T67">新）</text:span></text:span><text:span text:style-name="預設段落字型"><text:span text:style-name="T62">你著愛食</text:span></text:span><text:span text:style-name="預設段落字型"><text:span text:style-name="T10">予</text:span></text:span><text:span text:style-name="預設段落字型"><text:span text:style-name="T62">飽。</text:span></text:span></text:p>
      <text:p text:style-name="P29"><text:span text:style-name="預設段落字型"><text:span text:style-name="T70">理由：加一字，予句較順</text:span></text:span></text:p>
      <text:p text:style-name="P28"><text:span text:style-name="預設段落字型"><text:span text:style-name="T70"/></text:span></text:p>
      <text:p text:style-name="P29"><text:span text:style-name="預設段落字型"><text:span text:style-name="T62">【第</text:span></text:span><text:span text:style-name="預設段落字型"><text:span text:style-name="T63">12頁</text:span></text:span><text:span text:style-name="預設段落字型"><text:span text:style-name="T62">】</text:span></text:span></text:p>
      <text:p text:style-name="P57"><text:span text:style-name="預設段落字型"><text:span text:style-name="T50">你著共飯食予伊了。</text:span></text:span></text:p>
      <text:p text:style-name="P5"><text:span text:style-name="預設段落字型"><text:span text:style-name="T44">理由：免唸矣。無合台語句法。</text:span></text:span></text:p>
      <text:p text:style-name="P33"><text:span text:style-name="預設段落字型"><text:span text:style-name="T62">【第</text:span></text:span><text:span text:style-name="預設段落字型"><text:span text:style-name="T63">13頁</text:span></text:span><text:span text:style-name="預設段落字型"><text:span text:style-name="T62">】</text:span></text:span></text:p>
      <text:p text:style-name="P33"><text:span text:style-name="預設段落字型"><text:span text:style-name="T62">你愛寫予較緊咧。</text:span></text:span></text:p>
      <text:p text:style-name="P33"><text:span text:style-name="預設段落字型"><text:span text:style-name="T70">理由：免唸矣。無合台語句法。</text:span></text:span></text:p>
      <text:p text:style-name="P33"><text:span text:style-name="預設段落字型"><text:span text:style-name="T70"/></text:span></text:p>
      <text:p text:style-name="P32"><text:span text:style-name="預設段落字型"><text:span text:style-name="T62">【第</text:span></text:span><text:span text:style-name="預設段落字型"><text:span text:style-name="T63">13頁</text:span></text:span><text:span text:style-name="預設段落字型"><text:span text:style-name="T62">】</text:span></text:span></text:p>
      <text:p text:style-name="P32"><text:span text:style-name="預設段落字型"><text:span text:style-name="T62">你愛寫予伊緊。</text:span></text:span></text:p>
      <text:p text:style-name="P32"><text:span text:style-name="預設段落字型"><text:span text:style-name="T70">理由：免唸矣。無合台語句法。</text:span></text:span></text:p>
      <text:p text:style-name="P30"><text:span text:style-name="預設段落字型"><text:span text:style-name="T62"/></text:span></text:p>
      <text:p text:style-name="P32"><text:span text:style-name="預設段落字型"><text:span text:style-name="T62">【第</text:span></text:span><text:span text:style-name="預設段落字型"><text:span text:style-name="T63">13頁</text:span></text:span><text:span text:style-name="預設段落字型"><text:span text:style-name="T62">】</text:span></text:span></text:p>
      <text:p text:style-name="P32"><text:span text:style-name="預設段落字型"><text:span text:style-name="T62">你愛寫予伊較緊咧。</text:span></text:span></text:p>
      <text:p text:style-name="P32"><text:span text:style-name="預設段落字型"><text:span text:style-name="T70">理由：免唸矣。無合台語句法。</text:span></text:span></text:p>
      <text:p text:style-name="P31"><text:span text:style-name="預設段落字型"><text:span text:style-name="T62"/></text:span></text:p>
      <text:p text:style-name="P32"><text:span text:style-name="預設段落字型"><text:span text:style-name="T62">【第</text:span></text:span><text:span text:style-name="預設段落字型"><text:span text:style-name="T63">13頁</text:span></text:span><text:span text:style-name="預設段落字型"><text:span text:style-name="T62">】</text:span></text:span></text:p>
      <text:p text:style-name="P32"><text:span text:style-name="預設段落字型"><text:span text:style-name="T62">我欲拍你予袂行路。</text:span></text:span></text:p>
      <text:p text:style-name="P32"><text:span text:style-name="預設段落字型"><text:span text:style-name="T70">理由：免唸矣。無合台語句法。</text:span></text:span></text:p>
      <text:p text:style-name="P6"><text:span text:style-name="預設段落字型"><text:span text:style-name="T67"/></text:span></text:p>
      <text:p text:style-name="P32"><text:span text:style-name="預設段落字型"><text:span text:style-name="T62">【第</text:span></text:span><text:span text:style-name="預設段落字型"><text:span text:style-name="T63">13頁</text:span></text:span><text:span text:style-name="預設段落字型"><text:span text:style-name="T62">】</text:span></text:span></text:p>
      <text:p text:style-name="P32"><text:span text:style-name="預設段落字型"><text:span text:style-name="T62">我欲拍你予袂行得。</text:span></text:span></text:p>
      <text:p text:style-name="P32"><text:span text:style-name="預設段落字型"><text:span text:style-name="T70">理由：免唸矣。無合台語句法。</text:span></text:span></text:p>
      <text:p text:style-name="P7"><text:span text:style-name="預設段落字型"><text:span text:style-name="T67"/></text:span></text:p>
      <text:p text:style-name="P13"><text:span text:style-name="預設段落字型"><text:span text:style-name="T20">【第14頁】</text:span></text:span></text:p>
      <text:p text:style-name="P13"><text:span text:style-name="預設段落字型"><text:span text:style-name="T20">舊）伊人咧無閒槓破彼塊玻璃。</text:span></text:span></text:p>
      <text:p text:style-name="P13"><text:span text:style-name="預設段落字型"><text:span text:style-name="T20">新）伊人咧無閒</text:span></text:span><text:span text:style-name="預設段落字型"><text:span text:style-name="T28">摃</text:span></text:span><text:span text:style-name="預設段落字型"><text:span text:style-name="T20">破彼塊玻璃。</text:span></text:span></text:p>
      <text:p text:style-name="P16">理由：改漢字</text:p>
      <text:p text:style-name="P20"><text:soft-page-break/></text:p>
      <text:p text:style-name="P20"/>
      <text:p text:style-name="P20"/>
      <text:p text:style-name="P20"/>
      <text:p text:style-name="P20">【第14頁】</text:p>
      <text:p text:style-name="P13"><text:span text:style-name="預設段落字型"><text:span text:style-name="T20">隨反</text:span></text:span><text:span text:style-name="預設段落字型"><text:span text:style-name="T64">應過來，</text:span></text:span><text:span text:style-name="預設段落字型"><text:span text:style-name="T20">有巧。</text:span></text:span></text:p>
      <text:p text:style-name="P13"><text:span text:style-name="預設段落字型"><text:span text:style-name="T20">舊）Suî huán</text:span></text:span><text:span text:style-name="預設段落字型"><text:span text:style-name="T64">-ìng kuè--lâi, </text:span></text:span><text:span text:style-name="預設段落字型"><text:span text:style-name="T20">ū khiáu.</text:span></text:span></text:p>
      <text:p text:style-name="P13"><text:span text:style-name="預設段落字型"><text:span text:style-name="T20">新）Suî huán-ìng</text:span></text:span><text:span text:style-name="預設段落字型"><text:span text:style-name="T28">--kuè-lâi</text:span></text:span><text:span text:style-name="預設段落字型"><text:span text:style-name="T20">, ū khiáu.</text:span></text:span></text:p>
      <text:p text:style-name="P16">理由：修正輕聲符位置</text:p>
      <text:p text:style-name="P16"/>
      <text:p text:style-name="P21">【第15頁】</text:p>
      <text:p text:style-name="P14"><text:span text:style-name="預設段落字型"><text:span text:style-name="T20">舊）按怎，阮查某</text:span></text:span><text:span text:style-name="預設段落字型"><text:span text:style-name="T64">kiánn</text:span></text:span><text:span text:style-name="預設段落字型"><text:span text:style-name="T20">有gâu無？</text:span></text:span></text:p>
      <text:p text:style-name="P14"><text:span text:style-name="預設段落字型"><text:span text:style-name="T20">新）按怎，阮查某</text:span></text:span><text:span text:style-name="預設段落字型"><text:span text:style-name="T9">囝</text:span></text:span><text:span text:style-name="預設段落字型"><text:span text:style-name="T20">有gâu無？</text:span></text:span></text:p>
      <text:p text:style-name="P17">理由：補漢字</text:p>
      <text:p text:style-name="P17"/>
      <text:p text:style-name="P58"><text:span text:style-name="預設段落字型"><text:span text:style-name="T69">【第</text:span></text:span><text:span text:style-name="預設段落字型"><text:span text:style-name="T67">16</text:span></text:span><text:span text:style-name="預設段落字型"><text:span text:style-name="T69">頁】</text:span></text:span></text:p>
      <text:p text:style-name="P58"><text:span text:style-name="預設段落字型"><text:span text:style-name="T69">按呢我無緊來傱一台仔電</text:span></text:span><text:span text:style-name="預設段落字型"><text:span text:style-name="T65">視袂使。</text:span></text:span></text:p>
      <text:p text:style-name="P58"><text:span text:style-name="預設段落字型"><text:span text:style-name="T65">舊）</text:span></text:span><text:span text:style-name="預設段落字型"><text:span text:style-name="T64">Án-ne guá bô kín-lâi tsông tsi̍t-tâi-á tiān-sī bē-sái.</text:span></text:span></text:p>
      <text:p text:style-name="P58"><text:span text:style-name="預設段落字型"><text:span text:style-name="T69">新）</text:span></text:span><text:span text:style-name="預設段落字型"><text:span text:style-name="T67">Án-ne guá bô kín-lâi tsông tsi̍t-tâi-á tiān-sī </text:span></text:span><text:span text:style-name="預設段落字型"><text:span text:style-name="T9">bē-saih</text:span></text:span><text:span text:style-name="預設段落字型"><text:span text:style-name="T64">.</text:span></text:span></text:p>
      <text:p text:style-name="P18">理由：袂使佇句尾的羅馬字改做bē-saih</text:p>
      <text:p text:style-name="P18"/>
      <text:p text:style-name="P42">【第19頁】</text:p>
      <text:p text:style-name="P42">舊）珊仔爸罵過矣。</text:p>
      <text:p text:style-name="P59"><text:span text:style-name="預設段落字型"><text:span text:style-name="T67">新）</text:span></text:span><text:span text:style-name="預設段落字型"><text:span text:style-name="T9">阿</text:span></text:span><text:span text:style-name="預設段落字型"><text:span text:style-name="T67">珊仔爸罵過矣。</text:span></text:span></text:p>
      <text:p text:style-name="P52">舊）Suan-á pa̋ mē--kuè--ah.</text:p>
      <text:p text:style-name="P59"><text:span text:style-name="預設段落字型"><text:span text:style-name="T67">新）</text:span></text:span><text:span text:style-name="預設段落字型"><text:span text:style-name="T9">A-san</text:span></text:span><text:span text:style-name="預設段落字型"><text:span text:style-name="T67">--á pa̋ mē--kuè--ah.</text:span></text:span></text:p>
      <text:p text:style-name="P34">理由：加一字阿予句較順。珊改唸san。</text:p>
      <text:p text:style-name="P42"/>
      <text:p text:style-name="P42">【第20頁】</text:p>
      <text:p text:style-name="P42">四條椅仔六个人坐。</text:p>
      <text:p text:style-name="P42">舊）Sì tiâu í-á la̍k ê lâng tsē.</text:p>
      <text:p text:style-name="Standard"><text:span text:style-name="預設段落字型"><text:span text:style-name="T67">新）Sì </text:span></text:span><text:span text:style-name="預設段落字型"><text:span text:style-name="T9">liâu</text:span></text:span><text:span text:style-name="預設段落字型"><text:span text:style-name="T67"> í-á la̍k ê lâng tsē.</text:span></text:span></text:p>
      <text:p text:style-name="P34">理由：條的羅馬字改做liâu</text:p>
      <text:p text:style-name="P42"/>
      <text:p text:style-name="P42">【第21頁】</text:p>
      <text:p text:style-name="P42">袂使!袂使!</text:p>
      <text:p text:style-name="P42">舊）Bē-sái! Bē-sái!</text:p>
      <text:p text:style-name="Standard"><text:span text:style-name="預設段落字型"><text:span text:style-name="T67">新）Bē-</text:span></text:span><text:span text:style-name="預設段落字型"><text:span text:style-name="T9">saih</text:span></text:span><text:span text:style-name="預設段落字型"><text:span text:style-name="T67">! Bē-</text:span></text:span><text:span text:style-name="預設段落字型"><text:span text:style-name="T9">saih</text:span></text:span><text:span text:style-name="預設段落字型"><text:span text:style-name="T67">!</text:span></text:span></text:p>
      <text:p text:style-name="P39">理由：袂使佇句尾的羅馬字改做bē-saih</text:p>
      <text:p text:style-name="Standard"><text:span text:style-name="預設段落字型"><text:span text:style-name="T44"/></text:span></text:p>
      <text:p text:style-name="P34"/>
      <text:p text:style-name="Standard"><text:span text:style-name="預設段落字型"><text:span text:style-name="T44"/></text:span></text:p>
      <text:p text:style-name="P34"/>
      <text:p text:style-name="P34"/>
      <text:p text:style-name="Standard"><text:span text:style-name="預設段落字型"><text:span text:style-name="T44"/></text:span></text:p>
      <text:p text:style-name="P42"/>
      <text:p text:style-name="P34"/>
      <text:p text:style-name="P19"/>
      <text:p text:style-name="P3"><text:span text:style-name="預設段落字型"><text:span text:style-name="T20"/></text:span></text:p>
      <text:p text:style-name="P19"/>
      <text:p text:style-name="P3"><text:span text:style-name="預設段落字型"><text:span text:style-name="T6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nQuanYi Micro Hei" svg:font-family="'WenQuanYi Micro Hei'" style:font-family-generic="system"/>
    <style:font-face style:name="文泉驛微米黑1" svg:font-family="文泉驛微米黑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  <style:font-face style:name="文泉驛等寬微米黑" svg:font-family="文泉驛等寬微米黑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標號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預設段落字型" style:family="text"/>
    <style:style style:name="頁尾_20_字元" style:display-name="頁尾 字元" style:family="text" style:parent-style-name="預設段落字型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文泉驛等寬微米黑" fo:font-size="8pt" style:font-name-asian="文泉驛等寬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散的-愛改的所在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03-05T14:45:00Z</meta:creation-date>
    <dc:date>2019-03-06T16:04:01.500924750</dc:date>
    <meta:editing-cycles>51</meta:editing-cycles>
    <meta:editing-duration>PT1H46M9S</meta:editing-duration>
    <meta:document-statistic meta:table-count="0" meta:image-count="0" meta:object-count="0" meta:page-count="4" meta:paragraph-count="152" meta:word-count="1713" meta:character-count="2986" meta:non-whitespace-character-count="2788"/>
    <meta:template xlink:type="simple" xlink:actuate="onRequest" xlink:title="" xlink:href="Normal.dotm"/>
  </office:meta>
</office:document-meta>
</file>